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/>
          <table:table-cell table:style-name="ce15" table:formula="of:=[.B36]-[.A36]" office:value-type="time" office:time-value="-PT1069718H30M00S" calcext:value-type="time">
            <text:p>09:30:00</text:p>
          </table:table-cell>
          <table:table-cell table:style-name="ce7" table:formula="of:=[.C36]+[.D35]" office:value-type="time" office:time-value="-PT1069716H30M00S" calcext:value-type="time">
            <text:p>-1069716:30:00</text:p>
          </table:table-cell>
          <table:table-cell office:value-type="string" calcext:value-type="string">
            <text:p>Turn-in Initial Client contact; work on testing plan</text:p>
          </table:table-cell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4:37:19.1289771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0T14:38:05.349516797</dc:date>
    <meta:editing-cycles>38</meta:editing-cycles>
    <meta:editing-duration>PT2H59M48S</meta:editing-duration>
    <meta:generator>LibreOffice/7.2.4.1$Linux_X86_64 LibreOffice_project/20$Build-1</meta:generator>
    <meta:document-statistic meta:table-count="1" meta:cell-count="165" meta:object-count="0"/>
    <meta:user-defined meta:name="AppVersion">15.0000</meta:user-defined>
  </office:meta>
</office:document-meta>
</file>